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A000009929FA900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6CA000009929FA90014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6CA000009929FA90014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6CA000009929FA90014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6CA000009929FA90014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6CA000009929FA90014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6CA000009929FA90014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6CA000009929FA90014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6CA000009929FA90014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6CA000009929FA900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7T09:56:46.477443933</dc:date>
    <meta:editing-duration>P2DT1H8M10S</meta:editing-duration>
    <meta:editing-cycles>17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